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e88" officeooo:paragraph-rsid="00030e88"/>
    </style:style>
    <style:style style:name="P2" style:family="paragraph" style:parent-style-name="Standard">
      <style:text-properties officeooo:rsid="00030e88" officeooo:paragraph-rsid="00047356"/>
    </style:style>
    <style:style style:name="P3" style:family="paragraph" style:parent-style-name="Standard">
      <style:text-properties officeooo:rsid="00030e88" officeooo:paragraph-rsid="000509ee"/>
    </style:style>
    <style:style style:name="P4" style:family="paragraph" style:parent-style-name="Standard">
      <style:text-properties officeooo:rsid="00047356" officeooo:paragraph-rsid="00047356"/>
    </style:style>
    <style:style style:name="P5" style:family="paragraph" style:parent-style-name="Standard">
      <style:text-properties officeooo:rsid="00047356" officeooo:paragraph-rsid="000509ee"/>
    </style:style>
    <style:style style:name="P6" style:family="paragraph" style:parent-style-name="Standard">
      <style:text-properties officeooo:rsid="0004f5bc" officeooo:paragraph-rsid="0004f5bc"/>
    </style:style>
    <style:style style:name="P7" style:family="paragraph" style:parent-style-name="Standard">
      <style:text-properties officeooo:rsid="0004f5bc" officeooo:paragraph-rsid="000509ee"/>
    </style:style>
    <style:style style:name="P8" style:family="paragraph" style:parent-style-name="Standard">
      <style:text-properties officeooo:rsid="000509ee" officeooo:paragraph-rsid="000509ee"/>
    </style:style>
    <style:style style:name="T1" style:family="text">
      <style:text-properties officeooo:rsid="00030e88"/>
    </style:style>
    <style:style style:name="T2" style:family="text">
      <style:text-properties officeooo:rsid="00047356"/>
    </style:style>
    <style:style style:name="T3" style:family="text">
      <style:text-properties officeooo:rsid="000509ee"/>
    </style:style>
    <style:style style:name="T4" style:family="text">
      <style:text-properties officeooo:rsid="00060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1: <text:span text:style-name="T3">only need once for the same computer</text:span></text:p>
      <text:p text:style-name="P8">Connect Illumina account to the your computer</text:p>
      <text:p text:style-name="P1"/>
      <text:p text:style-name="P3">Step<text:span text:style-name="T3">2: download cbcl/fastq files</text:span></text:p>
      <text:p text:style-name="P1">1. Accept the share link from the email from sequencing facility;</text:p>
      <text:p text:style-name="P1">BaseSpace (Illumina)</text:p>
      <text:p text:style-name="P1">https://basespace.illumina.com</text:p>
      <text:p text:style-name="P1">Illumina account:</text:p>
      <text:p text:style-name="P1"><text:a xlink:type="simple" xlink:href="mailto:niej@uthscsa.edu" text:style-name="Internet_20_link" text:visited-style-name="Visited_20_Internet_20_Link">niej@uthscsa.edu</text:a></text:p>
      <text:p text:style-name="P1">Roger0811</text:p>
      <text:p text:style-name="P4">Go to my BaseSpace</text:p>
      <text:p text:style-name="P1"/>
      <text:p text:style-name="P2">2. <text:span text:style-name="T2">If cbcl file link (under RUNS tag in the Illumina menu), </text:span>download CBCL files;</text:p>
      <text:p text:style-name="P6">Open Terminal</text:p>
      <text:p text:style-name="P6">Open /media/jianie/DATA/bcl2fastq-files/BaseSpace Command Line Interface/Downloading run by CLI_Ubuntu.Rmd</text:p>
      <text:p text:style-name="P6">Create a new code trunk with file folder name</text:p>
      <text:p text:style-name="P6">Run code in Terminal: bs list runs</text:p>
      <text:p text:style-name="P8">Copy the result to rmd file</text:p>
      <text:p text:style-name="P6">Copy ID to the code trunk</text:p>
      <text:p text:style-name="P8">Run the code truck</text:p>
      <text:p text:style-name="P8"/>
      <text:p text:style-name="P4">3. If fastq file link (under PROJECTS tag in the Illumina menu), <text:span text:style-name="T1">download </text:span>FASTQ<text:span text:style-name="T1"> files;</text:span></text:p>
      <text:p text:style-name="P7">Open Terminal</text:p>
      <text:p text:style-name="P7">Open /media/jianie/DATA/bcl2fastq-files/BaseSpace Command Line Interface/Downloading run by CLI_Ubuntu.Rmd</text:p>
      <text:p text:style-name="P7">Create a new code trunk with file folder name</text:p>
      <text:p text:style-name="P7">Run code in Terminal: bs list projects</text:p>
      <text:p text:style-name="P8">Copy the result to rmd file</text:p>
      <text:p text:style-name="P7">Copy ID to the code trunk</text:p>
      <text:p text:style-name="P8">Run the code truck</text:p>
      <text:p text:style-name="P1"/>
      <text:p text:style-name="P1"/>
      <text:p text:style-name="P3">Step<text:span text:style-name="T3">3: extract fastq files from cbcl files if cbcl file is downloaded</text:span></text:p>
      <text:p text:style-name="P5">Click on name of RUNS</text:p>
      <text:p text:style-name="P5">Click FILES</text:p>
      <text:p text:style-name="P5">Click and download csv file</text:p>
      <text:p text:style-name="P8">Copy csv file to foler: /media/jianie/DATA/bcl2fastq-files/bcl2fastq csv/</text:p>
      <text:p text:style-name="P8">Rename the file and separate file by <text:span text:style-name="T4">dual or single inde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1:17:44.425576219</meta:creation-date>
    <dc:date>2022-06-20T15:08:22.137135171</dc:date>
    <meta:editing-duration>PT2H57M57S</meta:editing-duration>
    <meta:editing-cycles>1</meta:editing-cycles>
    <meta:document-statistic meta:table-count="0" meta:image-count="0" meta:object-count="0" meta:page-count="1" meta:paragraph-count="32" meta:word-count="197" meta:character-count="1259" meta:non-whitespace-character-count="1094"/>
    <meta:generator>LibreOffice/7.2.5.2$Linux_X86_64 LibreOffice_project/20$Build-2</meta:generator>
  </office:meta>
</office:document-meta>
</file>